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834FFE46D78E004EE92.png" manifest:media-type="image/png"/>
  <manifest:file-entry manifest:full-path="Pictures/1000000000000834000008348CE5941AC96517A4.png" manifest:media-type="image/png"/>
  <manifest:file-entry manifest:full-path="Pictures/100000000000083400000834BF9AC9841A58F4EF.png" manifest:media-type="image/png"/>
  <manifest:file-entry manifest:full-path="Pictures/100000000000088A0000054632D37A51C2260E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017cm, 3.626cm, 0cm, 3.996cm)" draw:image-opacity="100%" style:mirror="none"/>
    </style:style>
    <style:style style:name="gr2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7cm" fo:min-width="3.695cm"/>
    </style:style>
    <style:style style:name="gr3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7cm" fo:min-width="1.957cm"/>
    </style:style>
    <style:style style:name="gr4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7cm" fo:min-width="3.192cm"/>
    </style:style>
    <style:style style:name="gr5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65cm" fo:min-width="2.7cm"/>
    </style:style>
    <style:style style:name="gr6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5cm" fo:min-width="1.1cm"/>
    </style:style>
    <style:style style:name="gr7" style:family="graphic" style:parent-style-name="standard">
      <style:graphic-properties draw:stroke="solid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2.732cm" fo:min-width="0.382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3.832cm" fo:min-width="0.382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4.832cm" fo:min-width="0.382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8.332cm" fo:min-width="0.382cm" fo:padding-top="0.134cm" fo:padding-bottom="0.134cm" fo:padding-left="0.259cm" fo:padding-right="0.259cm"/>
    </style:style>
    <style:style style:name="gr11" style:family="graphic">
      <style:graphic-properties style:protect="siz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7cm" fo:min-width="2.141cm"/>
    </style:style>
    <style:style style:name="gr14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92cm" fo:min-width="1.409cm"/>
    </style:style>
    <style:style style:name="gr15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7cm" fo:min-width="2.061cm"/>
    </style:style>
    <style:style style:name="gr16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7cm" fo:min-width="2.058cm"/>
    </style:style>
    <style:style style:name="gr17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55cm" fo:min-width="1.7cm"/>
    </style:style>
    <style:style style:name="gr18" style:family="graphic" style:parent-style-name="standard">
      <style:graphic-properties svg:stroke-color="#ffff38" svg:stroke-opacity="50%" draw:fill="solid" draw:fill-color="#ffff38" draw:opacity="50%" draw:textarea-horizontal-align="justify" draw:textarea-vertical-align="middle" draw:auto-grow-height="false" fo:min-height="0.25cm" fo:min-width="0.5cm"/>
    </style:style>
    <style:style style:name="gr19" style:family="graphic" style:parent-style-name="standard">
      <style:graphic-properties draw:stroke="solid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3.232cm" fo:min-width="0.382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4.532cm" fo:min-width="0.382cm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5.532cm" fo:min-width="0.382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width="0.018cm" svg:stroke-color="#ffff38" draw:marker-start-width="0.227cm" draw:marker-end-width="0.227cm" svg:stroke-opacity="50%" draw:fill="solid" draw:fill-color="#ffff38" draw:opacity="35%" draw:textarea-horizontal-align="justify" draw:textarea-vertical-align="middle" draw:auto-grow-height="false" fo:min-height="9.432cm" fo:min-width="0.382cm" fo:padding-top="0.134cm" fo:padding-bottom="0.134cm" fo:padding-left="0.259cm" fo:padding-right="0.259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38" draw:opacity="50%"/>
      <style:paragraph-properties fo:text-align="center"/>
    </style:style>
    <style:style style:name="P3" style:family="paragraph">
      <loext:graphic-properties draw:fill="solid" draw:fill-color="#ffff38" draw:opacity="35%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4.999cm" svg:height="15.726cm" draw:transform="skewX (-0.00122173047639603) rotate (-0.0012217304763962)">
          <draw:image xlink:href="Pictures/100000000000088A0000054632D37A51C2260E2F.png" xlink:type="simple" xlink:show="embed" xlink:actuate="onLoad" draw:mime-type="image/png">
            <text:p/>
          </draw:image>
        </draw:frame>
        <draw:custom-shape draw:style-name="gr2" draw:text-style-name="P2" draw:layer="layout" svg:width="4.195cm" svg:height="0.82cm" draw:transform="rotate (0.788714288976238) translate (4.238cm 15.17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57cm" svg:height="0.82cm" draw:transform="rotate (0.788714288976237) translate (6.487cm 14.03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92cm" svg:height="0.82cm" draw:transform="rotate (0.788714288976237) translate (6.7cm 14.9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92cm" svg:height="0.82cm" draw:transform="rotate (0.788714288976237) translate (9.984cm 14.82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2cm" svg:height="0.9cm" svg:x="0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6cm" svg:height="0.8cm" svg:x="1.6cm" svg:y="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cm" svg:height="3cm" svg:x="6.6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cm" svg:height="4.1cm" svg:x="7.7cm" svg:y="7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cm" svg:height="5.1cm" svg:x="8.8cm" svg:y="6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9cm" svg:height="8.6cm" svg:x="12.1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2" draw:text-style-name="P1" draw:layer="layout" svg:width="15.749cm" svg:height="15.749cm" svg:x="0cm" svg:y="0cm">
          <draw:image xlink:href="Pictures/1000000000000834000008348CE5941AC96517A4.png" xlink:type="simple" xlink:show="embed" xlink:actuate="onLoad" draw:mime-type="image/png">
            <text:p/>
          </draw:image>
        </draw:frame>
        <draw:custom-shape draw:style-name="gr13" draw:text-style-name="P2" draw:layer="layout" svg:width="2.641cm" svg:height="0.82cm" draw:transform="rotate (0.788714288976237) translate (5.039cm 15.27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9cm" svg:height="0.842cm" draw:transform="rotate (0.788714288976238) translate (6.751cm 14.75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61cm" svg:height="0.82cm" draw:transform="rotate (0.788714288976238) translate (7.501cm 15.22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58cm" svg:height="0.82cm" draw:transform="rotate (0.788714288976238) translate (11.501cm 15.1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cm" svg:height="0.8cm" svg:x="0.301cm" svg:y="8.6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cm" svg:height="0.5cm" svg:x="1.501cm" svg:y="10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3.5cm" svg:x="6.501cm" svg:y="9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cm" svg:height="4.8cm" svg:x="7.701cm" svg:y="8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9cm" svg:height="5.8cm" svg:x="9.001cm" svg:y="7.5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cm" svg:height="9.7cm" svg:x="12.701cm" svg:y="3.50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2" draw:text-style-name="P1" draw:layer="layout" svg:width="15.749cm" svg:height="15.749cm" svg:x="0cm" svg:y="0.001cm">
          <draw:image xlink:href="Pictures/100000000000083400000834BF9AC9841A58F4EF.png" xlink:type="simple" xlink:show="embed" xlink:actuate="onLoad" draw:mime-type="image/png">
            <text:p/>
          </draw:image>
        </draw:frame>
        <draw:custom-shape draw:style-name="gr13" draw:text-style-name="P2" draw:layer="layout" svg:width="2.641cm" svg:height="0.82cm" draw:transform="rotate (0.788714288976237) translate (5.039cm 15.27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9cm" svg:height="0.842cm" draw:transform="rotate (0.788714288976238) translate (6.751cm 14.75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61cm" svg:height="0.82cm" draw:transform="rotate (0.788714288976238) translate (7.501cm 15.22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58cm" svg:height="0.82cm" draw:transform="rotate (0.788714288976238) translate (11.501cm 15.1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cm" svg:height="0.8cm" svg:x="0.301cm" svg:y="8.6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cm" svg:height="0.5cm" svg:x="1.501cm" svg:y="10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3.5cm" svg:x="6.501cm" svg:y="9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cm" svg:height="4.8cm" svg:x="7.701cm" svg:y="8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9cm" svg:height="5.8cm" svg:x="9.001cm" svg:y="7.5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cm" svg:height="9.7cm" svg:x="12.701cm" svg:y="3.50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2" draw:text-style-name="P1" draw:layer="layout" svg:width="15.749cm" svg:height="15.749cm" svg:x="0cm" svg:y="0cm">
          <draw:image xlink:href="Pictures/100000000000083400000834FFE46D78E004EE92.png" xlink:type="simple" xlink:show="embed" xlink:actuate="onLoad" draw:mime-type="image/png">
            <text:p/>
          </draw:image>
        </draw:frame>
        <draw:custom-shape draw:style-name="gr13" draw:text-style-name="P2" draw:layer="layout" svg:width="2.641cm" svg:height="0.82cm" draw:transform="rotate (0.788714288976237) translate (5.039cm 15.274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909cm" svg:height="0.842cm" draw:transform="rotate (0.788714288976238) translate (6.751cm 14.753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61cm" svg:height="0.82cm" draw:transform="rotate (0.788714288976238) translate (7.501cm 15.22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58cm" svg:height="0.82cm" draw:transform="rotate (0.788714288976238) translate (11.501cm 15.12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.2cm" svg:height="0.8cm" svg:x="0.301cm" svg:y="8.6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cm" svg:height="0.5cm" svg:x="1.501cm" svg:y="10.0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3.5cm" svg:x="6.501cm" svg:y="9.8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cm" svg:height="4.8cm" svg:x="7.701cm" svg:y="8.5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9cm" svg:height="5.8cm" svg:x="9.001cm" svg:y="7.50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9cm" svg:height="9.7cm" svg:x="12.701cm" svg:y="3.501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presentation:notes draw:style-name="dp1">
          <draw:page-thumbnail draw:style-name="gr11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1" draw:layer="layout" svg:width="14.999cm" svg:height="15.726cm" draw:transform="skewX (-0.00122173047639603) rotate (-0.0012217304763962) translate (0.001cm 0.006cm)">
          <draw:image xlink:href="Pictures/100000000000088A0000054632D37A51C2260E2F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2" draw:text-style-name="P1" draw:layer="layout" svg:width="15.749cm" svg:height="15.749cm" svg:x="0cm" svg:y="0cm">
          <draw:image xlink:href="Pictures/1000000000000834000008348CE5941AC96517A4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2" draw:text-style-name="P1" draw:layer="layout" svg:width="15.749cm" svg:height="15.749cm" svg:x="0cm" svg:y="0.001cm">
          <draw:image xlink:href="Pictures/100000000000083400000834BF9AC9841A58F4EF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2" draw:text-style-name="P1" draw:layer="layout" svg:width="15.749cm" svg:height="15.749cm" svg:x="0cm" svg:y="0cm">
          <draw:image xlink:href="Pictures/100000000000083400000834FFE46D78E004EE92.png" xlink:type="simple" xlink:show="embed" xlink:actuate="onLoad" draw:mime-type="image/png">
            <text:p/>
          </draw:image>
        </draw:frame>
        <presentation:notes draw:style-name="dp1">
          <draw:page-thumbnail draw:style-name="gr11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Yellow_20_45_20_Degrees" draw:display-name="Yellow 45 Degrees" draw:style="single" draw:color="#ffff38" draw:distance="0.41cm" draw:rotation="45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hatch" draw:fill-color="#729fcf" draw:fill-hatch-name="Yellow_20_45_20_Degrees" draw:fill-hatch-soli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6T10:05:21.959401120</meta:creation-date>
    <dc:date>2024-05-06T10:39:59.420621807</dc:date>
    <meta:editing-duration>PT2M30S</meta:editing-duration>
    <meta:editing-cycles>1</meta:editing-cycles>
    <meta:document-statistic meta:object-count="87"/>
    <meta:generator>LibreOffice/7.3.7.2$Linux_X86_64 LibreOffice_project/30$Build-2</meta:generator>
  </office:meta>
</office:document-meta>
</file>